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13.09mm"/>
    </style:style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42.17mm"/>
    </style:style>
    <style:style style:name="co7" style:family="table-column">
      <style:table-column-properties fo:break-before="auto" style:column-width="32.37mm"/>
    </style:style>
    <style:style style:name="ro1" style:family="table-row">
      <style:table-row-properties style:row-height="12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Hiragino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Hiragin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/>
    <style:style style:name="ce1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Age group</text:p>
          </table:table-cell>
          <table:table-cell table:style-name="ce1" office:value-type="string" calcext:value-type="string">
            <text:p>Symptomatic confirmed cases (%)</text:p>
          </table:table-cell>
          <table:table-cell table:style-name="ce1" office:value-type="string" calcext:value-type="string">
            <text:p>Asymptomatic confirmed cases (%)</text:p>
          </table:table-cell>
          <table:table-cell table:style-name="ce1" office:value-type="string" calcext:value-type="string">
            <text:p>Total confirmed cases (%)</text:p>
          </table:table-cell>
          <table:table-cell table:style-name="ce4" office:value-type="string" calcext:value-type="string">
            <text:p>Persons aboard on 5 February　</text:p>
          </table:table-cell>
        </table:table-row>
        <table:table-row table:style-name="ro2">
          <table:table-cell office:value-type="string" calcext:value-type="string">
            <text:p>00-09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1(6)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10-19</text:p>
          </table:table-cell>
          <table:table-cell office:value-type="string" calcext:value-type="string">
            <text:p>2(9)</text:p>
          </table:table-cell>
          <table:table-cell office:value-type="string" calcext:value-type="string">
            <text:p>3(13)</text:p>
          </table:table-cell>
          <table:table-cell office:value-type="string" calcext:value-type="string">
            <text:p>5(22)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-29</text:p>
          </table:table-cell>
          <table:table-cell office:value-type="string" calcext:value-type="string">
            <text:p>25(7)</text:p>
          </table:table-cell>
          <table:table-cell office:value-type="string" calcext:value-type="string">
            <text:p>3(1)</text:p>
          </table:table-cell>
          <table:table-cell office:value-type="string" calcext:value-type="string">
            <text:p>28(8)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office:value-type="string" calcext:value-type="string">
            <text:p>30-39</text:p>
          </table:table-cell>
          <table:table-cell office:value-type="string" calcext:value-type="string">
            <text:p>27(6)</text:p>
          </table:table-cell>
          <table:table-cell office:value-type="string" calcext:value-type="string">
            <text:p>7(2)</text:p>
          </table:table-cell>
          <table:table-cell office:value-type="string" calcext:value-type="string">
            <text:p>34(8)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40-49</text:p>
          </table:table-cell>
          <table:table-cell office:value-type="string" calcext:value-type="string">
            <text:p>19(6)</text:p>
          </table:table-cell>
          <table:table-cell office:value-type="string" calcext:value-type="string">
            <text:p>8(2)</text:p>
          </table:table-cell>
          <table:table-cell office:value-type="string" calcext:value-type="string">
            <text:p>27(8)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50-59</text:p>
          </table:table-cell>
          <table:table-cell office:value-type="string" calcext:value-type="string">
            <text:p>28(7)</text:p>
          </table:table-cell>
          <table:table-cell office:value-type="string" calcext:value-type="string">
            <text:p>31(8)</text:p>
          </table:table-cell>
          <table:table-cell office:value-type="string" calcext:value-type="string">
            <text:p>59(15)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60-69</text:p>
          </table:table-cell>
          <table:table-cell office:value-type="string" calcext:value-type="string">
            <text:p>76(8)</text:p>
          </table:table-cell>
          <table:table-cell office:value-type="string" calcext:value-type="string">
            <text:p>101(11)</text:p>
          </table:table-cell>
          <table:table-cell office:value-type="string" calcext:value-type="string">
            <text:p>177(19)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 office:value-type="string" calcext:value-type="string">
            <text:p>70-79</text:p>
          </table:table-cell>
          <table:table-cell office:value-type="string" calcext:value-type="string">
            <text:p>95(9)</text:p>
          </table:table-cell>
          <table:table-cell office:value-type="string" calcext:value-type="string">
            <text:p>139(14)</text:p>
          </table:table-cell>
          <table:table-cell office:value-type="string" calcext:value-type="string">
            <text:p>234(23)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string" calcext:value-type="string">
            <text:p>80-89</text:p>
          </table:table-cell>
          <table:table-cell office:value-type="string" calcext:value-type="string">
            <text:p>27(13)</text:p>
          </table:table-cell>
          <table:table-cell office:value-type="string" calcext:value-type="string">
            <text:p>25(12)</text:p>
          </table:table-cell>
          <table:table-cell office:value-type="string" calcext:value-type="string">
            <text:p>52(24)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90-99</text:p>
          </table:table-cell>
          <table:table-cell office:value-type="string" calcext:value-type="string">
            <text:p>2(18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2(18)</text:p>
          </table:table-cell>
          <table:table-cell office:value-type="float" office:value="11" calcext:value-type="float">
            <text:p>11</text:p>
          </table:table-cell>
        </table:table-row>
        <table:table-row table:style-name="ro2" table:number-rows-repeated="3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<text:a xlink:href="https://www.niid.go.jp/niid/ja/diseases/ka/corona-virus/2019-ncov/2484-idsc/9422-covid-dp-2.html" xlink:type="simple">https://www.niid.go.jp/niid/ja/diseases/ka/corona-virus/2019-ncov/2484-idsc/9422-covid-dp-2.html</text:a>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1" table:number-columns-repeated="1024" table:default-cell-style-name="ce5"/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Persons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00-0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10-19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20-29</text:p>
          </table:table-cell>
          <table:table-cell table:style-name="ce6" office:value-type="float" office:value="347" calcext:value-type="float">
            <text:p>347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30-39</text:p>
          </table:table-cell>
          <table:table-cell table:style-name="ce6" office:value-type="float" office:value="428" calcext:value-type="float">
            <text:p>428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40-49</text:p>
          </table:table-cell>
          <table:table-cell table:style-name="ce6" office:value-type="float" office:value="334" calcext:value-type="float">
            <text:p>334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50-59</text:p>
          </table:table-cell>
          <table:table-cell table:style-name="ce6" office:value-type="float" office:value="398" calcext:value-type="float">
            <text:p>398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60-69</text:p>
          </table:table-cell>
          <table:table-cell table:style-name="ce6" office:value-type="float" office:value="923" calcext:value-type="float">
            <text:p>923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70-79</text:p>
          </table:table-cell>
          <table:table-cell table:style-name="ce6" office:value-type="float" office:value="1015" calcext:value-type="float">
            <text:p>1015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80-89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90-9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59.99mm" svg:height="89.99mm" svg:x="143.93mm" svg:y="1mm">
            <draw:object draw:notify-on-update-of-ranges="Sheet3.A1:Sheet3.A1 Sheet3.A2:Sheet3.A12 Sheet3.B1:Sheet3.B1 Sheet3.B2:Sheet3.B12 Sheet3.C1:Sheet3.C1 Sheet3.C2:Sheet3.C12 Sheet3.D1:Sheet3.D1 Sheet3.D2:Sheet3.D12 Sheet3.E1:Sheet3.E1 Sheet3.E2:Sheet3.E12 Sheet3.F1:Sheet3.F1 Sheet3.F2:Sheet3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row table:style-name="ro2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Japan</text:p>
          </table:table-cell>
          <table:table-cell table:style-name="Default" office:value-type="string" calcext:value-type="string">
            <text:p>Italy</text:p>
          </table:table-cell>
          <table:table-cell table:style-name="Default" office:value-type="string" calcext:value-type="string">
            <text:p>Republic of Korea</text:p>
          </table:table-cell>
          <table:table-cell table:style-name="Default" office:value-type="string" calcext:value-type="string">
            <text:p>United States of America</text:p>
          </table:table-cell>
          <table:table-cell table:style-name="Default" office:value-type="string" calcext:value-type="string">
            <text:p>Diamond Princess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percentage" office:value="0.081691640975874" calcext:value-type="percentage">
            <text:p>8.2%</text:p>
          </table:table-cell>
          <table:table-cell office:value-type="percentage" office:value="0.084286841380852" calcext:value-type="percentage">
            <text:p>8.4%</text:p>
          </table:table-cell>
          <table:table-cell office:value-type="percentage" office:value="0.082788843485995" calcext:value-type="percentage">
            <text:p>8.3%</text:p>
          </table:table-cell>
          <table:table-cell office:value-type="percentage" office:value="0.12122788829537" calcext:value-type="percentage">
            <text:p>12.1%</text:p>
          </table:table-cell>
          <table:table-cell office:value-type="percentage" office:value="0.0043115063325249" calcext:value-type="percentage">
            <text:p>0.4%</text:p>
          </table:table-cell>
        </table:table-row>
        <table:table-row table:style-name="ro2">
          <table:table-cell table:style-name="ce15" office:value-type="string" calcext:value-type="string">
            <text:p>10-19</text:p>
          </table:table-cell>
          <table:table-cell office:value-type="percentage" office:value="0.089371908227963" calcext:value-type="percentage">
            <text:p>8.9%</text:p>
          </table:table-cell>
          <table:table-cell office:value-type="percentage" office:value="0.094803026888877" calcext:value-type="percentage">
            <text:p>9.5%</text:p>
          </table:table-cell>
          <table:table-cell office:value-type="percentage" office:value="0.095394699340092" calcext:value-type="percentage">
            <text:p>9.5%</text:p>
          </table:table-cell>
          <table:table-cell office:value-type="percentage" office:value="0.12884409370203" calcext:value-type="percentage">
            <text:p>12.9%</text:p>
          </table:table-cell>
          <table:table-cell office:value-type="percentage" office:value="0.0061977903530046" calcext:value-type="percentage">
            <text:p>0.6%</text:p>
          </table:table-cell>
        </table:table-row>
        <table:table-row table:style-name="ro2">
          <table:table-cell office:value-type="string" calcext:value-type="string">
            <text:p>20-29</text:p>
          </table:table-cell>
          <table:table-cell office:value-type="percentage" office:value="0.096705447619984" calcext:value-type="percentage">
            <text:p>9.7%</text:p>
          </table:table-cell>
          <table:table-cell office:value-type="percentage" office:value="0.10132480062953" calcext:value-type="percentage">
            <text:p>10.1%</text:p>
          </table:table-cell>
          <table:table-cell office:value-type="percentage" office:value="0.13270595478955" calcext:value-type="percentage">
            <text:p>13.3%</text:p>
          </table:table-cell>
          <table:table-cell office:value-type="percentage" office:value="0.14033420949581" calcext:value-type="percentage">
            <text:p>14.0%</text:p>
          </table:table-cell>
          <table:table-cell office:value-type="percentage" office:value="0.093505793586634" calcext:value-type="percentage">
            <text:p>9.4%</text:p>
          </table:table-cell>
        </table:table-row>
        <table:table-row table:style-name="ro2">
          <table:table-cell office:value-type="string" calcext:value-type="string">
            <text:p>30-39</text:p>
          </table:table-cell>
          <table:table-cell office:value-type="percentage" office:value="0.11636956649456" calcext:value-type="percentage">
            <text:p>11.6%</text:p>
          </table:table-cell>
          <table:table-cell office:value-type="percentage" office:value="0.11727055674829" calcext:value-type="percentage">
            <text:p>11.7%</text:p>
          </table:table-cell>
          <table:table-cell office:value-type="percentage" office:value="0.14049397836851" calcext:value-type="percentage">
            <text:p>14.0%</text:p>
          </table:table-cell>
          <table:table-cell office:value-type="percentage" office:value="0.13365164965307" calcext:value-type="percentage">
            <text:p>13.4%</text:p>
          </table:table-cell>
          <table:table-cell office:value-type="percentage" office:value="0.11533279439504" calcext:value-type="percentage">
            <text:p>11.5%</text:p>
          </table:table-cell>
        </table:table-row>
        <table:table-row table:style-name="ro2">
          <table:table-cell office:value-type="string" calcext:value-type="string">
            <text:p>40-49</text:p>
          </table:table-cell>
          <table:table-cell office:value-type="percentage" office:value="0.14782991328122" calcext:value-type="percentage">
            <text:p>14.8%</text:p>
          </table:table-cell>
          <table:table-cell office:value-type="percentage" office:value="0.15235592045013" calcext:value-type="percentage">
            <text:p>15.2%</text:p>
          </table:table-cell>
          <table:table-cell office:value-type="percentage" office:value="0.1626150114826" calcext:value-type="percentage">
            <text:p>16.3%</text:p>
          </table:table-cell>
          <table:table-cell office:value-type="percentage" office:value="0.12243310641347" calcext:value-type="percentage">
            <text:p>12.2%</text:p>
          </table:table-cell>
          <table:table-cell office:value-type="percentage" office:value="0.090002694691458" calcext:value-type="percentage">
            <text:p>9.0%</text:p>
          </table:table-cell>
        </table:table-row>
        <table:table-row table:style-name="ro2">
          <table:table-cell office:value-type="string" calcext:value-type="string">
            <text:p>50-59</text:p>
          </table:table-cell>
          <table:table-cell office:value-type="percentage" office:value="0.12788350751089" calcext:value-type="percentage">
            <text:p>12.8%</text:p>
          </table:table-cell>
          <table:table-cell office:value-type="percentage" office:value="0.15612144734644" calcext:value-type="percentage">
            <text:p>15.6%</text:p>
          </table:table-cell>
          <table:table-cell office:value-type="percentage" office:value="0.16481929249051" calcext:value-type="percentage">
            <text:p>16.5%</text:p>
          </table:table-cell>
          <table:table-cell office:value-type="percentage" office:value="0.1293291499683" calcext:value-type="percentage">
            <text:p>12.9%</text:p>
          </table:table-cell>
          <table:table-cell office:value-type="percentage" office:value="0.10724872002156" calcext:value-type="percentage">
            <text:p>10.7%</text:p>
          </table:table-cell>
        </table:table-row>
        <table:table-row table:style-name="ro2">
          <table:table-cell office:value-type="string" calcext:value-type="string">
            <text:p>60-69</text:p>
          </table:table-cell>
          <table:table-cell office:value-type="percentage" office:value="0.1286330248993" calcext:value-type="percentage">
            <text:p>12.9%</text:p>
          </table:table-cell>
          <table:table-cell office:value-type="percentage" office:value="0.12206630503551" calcext:value-type="percentage">
            <text:p>12.2%</text:p>
          </table:table-cell>
          <table:table-cell office:value-type="percentage" office:value="0.11977898820349" calcext:value-type="percentage">
            <text:p>12.0%</text:p>
          </table:table-cell>
          <table:table-cell office:value-type="percentage" office:value="0.11500800007799" calcext:value-type="percentage">
            <text:p>11.5%</text:p>
          </table:table-cell>
          <table:table-cell office:value-type="percentage" office:value="0.24872002155753" calcext:value-type="percentage">
            <text:p>24.9%</text:p>
          </table:table-cell>
        </table:table-row>
        <table:table-row table:style-name="ro2">
          <table:table-cell office:value-type="string" calcext:value-type="string">
            <text:p>70-79</text:p>
          </table:table-cell>
          <table:table-cell office:value-type="percentage" office:value="0.12466168789339" calcext:value-type="percentage">
            <text:p>12.5%</text:p>
          </table:table-cell>
          <table:table-cell office:value-type="percentage" office:value="0.098018810607257" calcext:value-type="percentage">
            <text:p>9.8%</text:p>
          </table:table-cell>
          <table:table-cell office:value-type="percentage" office:value="0.067244928875017" calcext:value-type="percentage">
            <text:p>6.7%</text:p>
          </table:table-cell>
          <table:table-cell office:value-type="percentage" office:value="0.069923084507973" calcext:value-type="percentage">
            <text:p>7.0%</text:p>
          </table:table-cell>
          <table:table-cell office:value-type="percentage" office:value="0.27351118296955" calcext:value-type="percentage">
            <text:p>27.4%</text:p>
          </table:table-cell>
        </table:table-row>
        <table:table-row table:style-name="ro2">
          <table:table-cell office:value-type="string" calcext:value-type="string">
            <text:p>80-89</text:p>
          </table:table-cell>
          <table:table-cell office:value-type="percentage" office:value="0.068747914585949" calcext:value-type="percentage">
            <text:p>6.9%</text:p>
          </table:table-cell>
          <table:table-cell office:value-type="percentage" office:value="0.059893253341382" calcext:value-type="percentage">
            <text:p>6.0%</text:p>
          </table:table-cell>
          <table:table-cell office:value-type="percentage" office:value="0.029813147092102" calcext:value-type="percentage">
            <text:p>3.0%</text:p>
          </table:table-cell>
          <table:table-cell office:value-type="percentage" office:value="0.030717984439526" calcext:value-type="percentage">
            <text:p>3.1%</text:p>
          </table:table-cell>
          <table:table-cell office:value-type="percentage" office:value="0.058205335489086" calcext:value-type="percentage">
            <text:p>5.8%</text:p>
          </table:table-cell>
        </table:table-row>
        <table:table-row table:style-name="ro2">
          <table:table-cell office:value-type="string" calcext:value-type="string">
            <text:p>90-99</text:p>
          </table:table-cell>
          <table:table-cell office:value-type="percentage" office:value="0.017528438901125" calcext:value-type="percentage">
            <text:p>1.8%</text:p>
          </table:table-cell>
          <table:table-cell office:value-type="percentage" office:value="0.013595322035184" calcext:value-type="percentage">
            <text:p>1.4%</text:p>
          </table:table-cell>
          <table:table-cell office:value-type="percentage" office:value="0.0042696658605549" calcext:value-type="percentage">
            <text:p>0.4%</text:p>
          </table:table-cell>
          <table:table-cell office:value-type="percentage" office:value="0.0082574861664758" calcext:value-type="percentage">
            <text:p>0.8%</text:p>
          </table:table-cell>
          <table:table-cell office:value-type="percentage" office:value="0.0029641606036109" calcext:value-type="percentage">
            <text:p>0.3%</text:p>
          </table:table-cell>
        </table:table-row>
        <table:table-row table:style-name="ro2">
          <table:table-cell table:style-name="ce15" office:value-type="string" calcext:value-type="string">
            <text:p>100+</text:p>
          </table:table-cell>
          <table:table-cell office:value-type="percentage" office:value="0.00057694960974355" calcext:value-type="percentage">
            <text:p>0.1%</text:p>
          </table:table-cell>
          <table:table-cell office:value-type="percentage" office:value="0.00026371553655113" calcext:value-type="percentage">
            <text:p>0.0%</text:p>
          </table:table-cell>
          <table:table-cell office:value-type="percentage" office:value="0.000075490011580211" calcext:value-type="percentage">
            <text:p>0.0%</text:p>
          </table:table-cell>
          <table:table-cell office:value-type="percentage" office:value="0.00027334727998366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iragino Mincho ProN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00/00/00</text:date>, <text:time style:data-style-name="N2" text:time-value="10:43:51.77847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0:17:05.987741943</meta:creation-date>
    <dc:date>2020-03-21T11:01:54.379363848</dc:date>
    <meta:editing-duration>PT19M44S</meta:editing-duration>
    <meta:editing-cycles>4</meta:editing-cycles>
    <meta:generator>LibreOffice/6.2.8.2$MacOSX_X86_64 LibreOffice_project/f82ddfca21ebc1e222a662a32b25c0c9d20169ee</meta:generator>
    <meta:document-statistic meta:table-count="3" meta:cell-count="150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327cm" svg:y="3.212cm" style:legend-expansion="high" chart:style-name="ch2"/>
        <chart:plot-area chart:style-name="ch3" table:cell-range-address="Sheet3.A1:Sheet3.F12" chart:data-source-has-labels="both" svg:x="0.32cm" svg:y="0.18cm" svg:width="10.687cm" svg:height="8.64cm">
          <chartooo:coordinate-region svg:x="1.575cm" svg:y="0.18cm" svg:width="9.432cm" svg:height="7.272cm"/>
          <chart:axis chart:dimension="x" chart:name="primary-x" chart:style-name="ch4" chartooo:axis-type="auto">
            <chartooo:date-scale/>
            <chart:categories table:cell-range-address="Sheet3.A2:Sheet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2" chart:label-cell-address="Sheet3.B1:Sheet3.B1" chart:class="chart:bar">
            <chart:data-point chart:repeated="11"/>
          </chart:series>
          <chart:series chart:style-name="ch8" chart:values-cell-range-address="Sheet3.C2:Sheet3.C12" chart:label-cell-address="Sheet3.C1:Sheet3.C1" chart:class="chart:bar">
            <chart:data-point chart:repeated="11"/>
          </chart:series>
          <chart:series chart:style-name="ch9" chart:values-cell-range-address="Sheet3.D2:Sheet3.D12" chart:label-cell-address="Sheet3.D1:Sheet3.D1" chart:class="chart:bar">
            <chart:data-point chart:repeated="11"/>
          </chart:series>
          <chart:series chart:style-name="ch10" chart:values-cell-range-address="Sheet3.E2:Sheet3.E12" chart:label-cell-address="Sheet3.E1:Sheet3.E1" chart:class="chart:bar">
            <chart:data-point chart:repeated="11"/>
          </chart:series>
          <chart:series chart:style-name="ch11" chart:values-cell-range-address="Sheet3.F2:Sheet3.F12" chart:label-cell-address="Sheet3.F1:Sheet3.F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pan</text:p>
                <draw:g>
                  <svg:desc>Sheet3.B1:Sheet3.B1</svg:desc>
                </draw:g>
              </table:table-cell>
              <table:table-cell office:value-type="string">
                <text:p>Italy</text:p>
                <draw:g>
                  <svg:desc>Sheet3.C1:Sheet3.C1</svg:desc>
                </draw:g>
              </table:table-cell>
              <table:table-cell office:value-type="string">
                <text:p>Republic of Korea</text:p>
                <draw:g>
                  <svg:desc>Sheet3.D1:Sheet3.D1</svg:desc>
                </draw:g>
              </table:table-cell>
              <table:table-cell office:value-type="string">
                <text:p>United States of America</text:p>
                <draw:g>
                  <svg:desc>Sheet3.E1:Sheet3.E1</svg:desc>
                </draw:g>
              </table:table-cell>
              <table:table-cell office:value-type="string">
                <text:p>Diamond Princess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9</text:p>
                <draw:g>
                  <svg:desc>Sheet3.A2:Sheet3.A12</svg:desc>
                </draw:g>
              </table:table-cell>
              <table:table-cell office:value-type="float" office:value="0.081691640975874">
                <text:p>0.081691640975874</text:p>
                <draw:g>
                  <svg:desc>Sheet3.B2:Sheet3.B12</svg:desc>
                </draw:g>
              </table:table-cell>
              <table:table-cell office:value-type="float" office:value="0.084286841380852">
                <text:p>0.084286841380852</text:p>
                <draw:g>
                  <svg:desc>Sheet3.C2:Sheet3.C12</svg:desc>
                </draw:g>
              </table:table-cell>
              <table:table-cell office:value-type="float" office:value="0.082788843485995">
                <text:p>0.082788843485995</text:p>
                <draw:g>
                  <svg:desc>Sheet3.D2:Sheet3.D12</svg:desc>
                </draw:g>
              </table:table-cell>
              <table:table-cell office:value-type="float" office:value="0.12122788829537">
                <text:p>0.12122788829537</text:p>
                <draw:g>
                  <svg:desc>Sheet3.E2:Sheet3.E12</svg:desc>
                </draw:g>
              </table:table-cell>
              <table:table-cell office:value-type="float" office:value="0.0043115063325249">
                <text:p>0.0043115063325249</text:p>
                <draw:g>
                  <svg:desc>Sheet3.F2:Sheet3.F12</svg:desc>
                </draw:g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0.089371908227963">
                <text:p>0.089371908227963</text:p>
              </table:table-cell>
              <table:table-cell office:value-type="float" office:value="0.094803026888877">
                <text:p>0.094803026888877</text:p>
              </table:table-cell>
              <table:table-cell office:value-type="float" office:value="0.095394699340092">
                <text:p>0.095394699340092</text:p>
              </table:table-cell>
              <table:table-cell office:value-type="float" office:value="0.12884409370203">
                <text:p>0.12884409370203</text:p>
              </table:table-cell>
              <table:table-cell office:value-type="float" office:value="0.0061977903530046">
                <text:p>0.0061977903530046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0.096705447619984">
                <text:p>0.096705447619984</text:p>
              </table:table-cell>
              <table:table-cell office:value-type="float" office:value="0.10132480062953">
                <text:p>0.10132480062953</text:p>
              </table:table-cell>
              <table:table-cell office:value-type="float" office:value="0.13270595478955">
                <text:p>0.13270595478955</text:p>
              </table:table-cell>
              <table:table-cell office:value-type="float" office:value="0.14033420949581">
                <text:p>0.14033420949581</text:p>
              </table:table-cell>
              <table:table-cell office:value-type="float" office:value="0.093505793586634">
                <text:p>0.093505793586634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0.11636956649456">
                <text:p>0.11636956649456</text:p>
              </table:table-cell>
              <table:table-cell office:value-type="float" office:value="0.11727055674829">
                <text:p>0.11727055674829</text:p>
              </table:table-cell>
              <table:table-cell office:value-type="float" office:value="0.14049397836851">
                <text:p>0.14049397836851</text:p>
              </table:table-cell>
              <table:table-cell office:value-type="float" office:value="0.13365164965307">
                <text:p>0.13365164965307</text:p>
              </table:table-cell>
              <table:table-cell office:value-type="float" office:value="0.11533279439504">
                <text:p>0.11533279439504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0.14782991328122">
                <text:p>0.14782991328122</text:p>
              </table:table-cell>
              <table:table-cell office:value-type="float" office:value="0.15235592045013">
                <text:p>0.15235592045013</text:p>
              </table:table-cell>
              <table:table-cell office:value-type="float" office:value="0.1626150114826">
                <text:p>0.1626150114826</text:p>
              </table:table-cell>
              <table:table-cell office:value-type="float" office:value="0.12243310641347">
                <text:p>0.12243310641347</text:p>
              </table:table-cell>
              <table:table-cell office:value-type="float" office:value="0.090002694691458">
                <text:p>0.090002694691458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0.12788350751089">
                <text:p>0.12788350751089</text:p>
              </table:table-cell>
              <table:table-cell office:value-type="float" office:value="0.15612144734644">
                <text:p>0.15612144734644</text:p>
              </table:table-cell>
              <table:table-cell office:value-type="float" office:value="0.16481929249051">
                <text:p>0.16481929249051</text:p>
              </table:table-cell>
              <table:table-cell office:value-type="float" office:value="0.1293291499683">
                <text:p>0.1293291499683</text:p>
              </table:table-cell>
              <table:table-cell office:value-type="float" office:value="0.10724872002156">
                <text:p>0.10724872002156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0.1286330248993">
                <text:p>0.1286330248993</text:p>
              </table:table-cell>
              <table:table-cell office:value-type="float" office:value="0.12206630503551">
                <text:p>0.12206630503551</text:p>
              </table:table-cell>
              <table:table-cell office:value-type="float" office:value="0.11977898820349">
                <text:p>0.11977898820349</text:p>
              </table:table-cell>
              <table:table-cell office:value-type="float" office:value="0.11500800007799">
                <text:p>0.11500800007799</text:p>
              </table:table-cell>
              <table:table-cell office:value-type="float" office:value="0.24872002155753">
                <text:p>0.24872002155753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0.12466168789339">
                <text:p>0.12466168789339</text:p>
              </table:table-cell>
              <table:table-cell office:value-type="float" office:value="0.098018810607257">
                <text:p>0.098018810607257</text:p>
              </table:table-cell>
              <table:table-cell office:value-type="float" office:value="0.067244928875017">
                <text:p>0.067244928875017</text:p>
              </table:table-cell>
              <table:table-cell office:value-type="float" office:value="0.069923084507973">
                <text:p>0.069923084507973</text:p>
              </table:table-cell>
              <table:table-cell office:value-type="float" office:value="0.27351118296955">
                <text:p>0.27351118296955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0.068747914585949">
                <text:p>0.068747914585949</text:p>
              </table:table-cell>
              <table:table-cell office:value-type="float" office:value="0.059893253341382">
                <text:p>0.059893253341382</text:p>
              </table:table-cell>
              <table:table-cell office:value-type="float" office:value="0.029813147092102">
                <text:p>0.029813147092102</text:p>
              </table:table-cell>
              <table:table-cell office:value-type="float" office:value="0.030717984439526">
                <text:p>0.030717984439526</text:p>
              </table:table-cell>
              <table:table-cell office:value-type="float" office:value="0.058205335489086">
                <text:p>0.058205335489086</text:p>
              </table:table-cell>
            </table:table-row>
            <table:table-row>
              <table:table-cell office:value-type="string">
                <text:p>90-99</text:p>
              </table:table-cell>
              <table:table-cell office:value-type="float" office:value="0.017528438901125">
                <text:p>0.017528438901125</text:p>
              </table:table-cell>
              <table:table-cell office:value-type="float" office:value="0.013595322035184">
                <text:p>0.013595322035184</text:p>
              </table:table-cell>
              <table:table-cell office:value-type="float" office:value="0.0042696658605549">
                <text:p>0.0042696658605549</text:p>
              </table:table-cell>
              <table:table-cell office:value-type="float" office:value="0.0082574861664758">
                <text:p>0.0082574861664758</text:p>
              </table:table-cell>
              <table:table-cell office:value-type="float" office:value="0.0029641606036109">
                <text:p>0.0029641606036109</text:p>
              </table:table-cell>
            </table:table-row>
            <table:table-row>
              <table:table-cell office:value-type="string">
                <text:p>100+</text:p>
              </table:table-cell>
              <table:table-cell office:value-type="float" office:value="0.00057694960974355">
                <text:p>0.00057694960974355</text:p>
              </table:table-cell>
              <table:table-cell office:value-type="float" office:value="0.00026371553655113">
                <text:p>0.00026371553655113</text:p>
              </table:table-cell>
              <table:table-cell office:value-type="float" office:value="0.000075490011580211">
                <text:p>0.000075490011580211</text:p>
              </table:table-cell>
              <table:table-cell office:value-type="float" office:value="0.00027334727998366">
                <text:p>0.000273347279983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